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7.94334793" calcext:value-type="float">
            <text:p>47,94334793</text:p>
          </table:table-cell>
          <table:table-cell office:value-type="float" office:value="1.590512142E-026" calcext:value-type="float">
            <text:p>1,59E-026</text:p>
          </table:table-cell>
          <table:table-cell office:value-type="float" office:value="4.111642361" calcext:value-type="float">
            <text:p>4,111642361</text:p>
          </table:table-cell>
          <table:table-cell table:style-name="ce2" table:formula="of:=([.E3]-[.E2])/[.E2]" office:value-type="float" office:value="0.00575982020225066" calcext:value-type="float">
            <text:p>0,00575982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302" calcext:value-type="float">
            <text:p>69302</text:p>
          </table:table-cell>
          <table:table-cell office:value-type="float" office:value="53.0467186" calcext:value-type="float">
            <text:p>53,0467186</text:p>
          </table:table-cell>
          <table:table-cell office:value-type="float" office:value="6.260981755E-021" calcext:value-type="float">
            <text:p>6,26E-021</text:p>
          </table:table-cell>
          <table:table-cell office:value-type="float" office:value="2.893442631" calcext:value-type="float">
            <text:p>2,89344263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302" calcext:value-type="float">
            <text:p>69302</text:p>
          </table:table-cell>
          <table:table-cell office:value-type="float" office:value="51.96772766" calcext:value-type="float">
            <text:p>51,96772766</text:p>
          </table:table-cell>
          <table:table-cell office:value-type="float" office:value="1.774173005E-020" calcext:value-type="float">
            <text:p>1,77E-020</text:p>
          </table:table-cell>
          <table:table-cell office:value-type="float" office:value="2.899658442" calcext:value-type="float">
            <text:p>2,899658442</text:p>
          </table:table-cell>
          <table:table-cell table:formula="of:=([.E5]-[.E4])/[.E4]" office:value-type="float" office:value="0.00214824062291895" calcext:value-type="float">
            <text:p>0,00214824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874" calcext:value-type="float">
            <text:p>69874</text:p>
          </table:table-cell>
          <table:table-cell office:value-type="float" office:value="52.76351166" calcext:value-type="float">
            <text:p>52,76351166</text:p>
          </table:table-cell>
          <table:table-cell office:value-type="float" office:value="1.063853012E-018" calcext:value-type="float">
            <text:p>1,06E-018</text:p>
          </table:table-cell>
          <table:table-cell office:value-type="float" office:value="2.344489098" calcext:value-type="float">
            <text:p>2,34448909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874" calcext:value-type="float">
            <text:p>69874</text:p>
          </table:table-cell>
          <table:table-cell office:value-type="float" office:value="52.17065048" calcext:value-type="float">
            <text:p>52,17065048</text:p>
          </table:table-cell>
          <table:table-cell office:value-type="float" office:value="7.760662274E-019" calcext:value-type="float">
            <text:p>7,76E-019</text:p>
          </table:table-cell>
          <table:table-cell office:value-type="float" office:value="2.347801447" calcext:value-type="float">
            <text:p>2,347801447</text:p>
          </table:table-cell>
          <table:table-cell table:style-name="ce3" table:formula="of:=([.E7]-[.E6])/[.E6]" office:value-type="float" office:value="0.00141282337496296" calcext:value-type="float">
            <text:p>0,00141282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255" calcext:value-type="float">
            <text:p>70255</text:p>
          </table:table-cell>
          <table:table-cell office:value-type="float" office:value="52.36184692" calcext:value-type="float">
            <text:p>52,36184692</text:p>
          </table:table-cell>
          <table:table-cell office:value-type="float" office:value="1.181343617E-016" calcext:value-type="float">
            <text:p>1,18E-016</text:p>
          </table:table-cell>
          <table:table-cell office:value-type="float" office:value="2.009863138" calcext:value-type="float">
            <text:p>2,00986313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255" calcext:value-type="float">
            <text:p>70255</text:p>
          </table:table-cell>
          <table:table-cell office:value-type="float" office:value="52.38314819" calcext:value-type="float">
            <text:p>52,38314819</text:p>
          </table:table-cell>
          <table:table-cell office:value-type="float" office:value="2.580592994E-018" calcext:value-type="float">
            <text:p>2,58E-018</text:p>
          </table:table-cell>
          <table:table-cell office:value-type="float" office:value="2.011970282" calcext:value-type="float">
            <text:p>2,011970282</text:p>
          </table:table-cell>
          <table:table-cell table:style-name="ce3" table:formula="of:=([.E9]-[.E8])/[.E8]" office:value-type="float" office:value="0.00104840173450656" calcext:value-type="float">
            <text:p>0,001048401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85" calcext:value-type="float">
            <text:p>70585</text:p>
          </table:table-cell>
          <table:table-cell office:value-type="float" office:value="52.46551895" calcext:value-type="float">
            <text:p>52,46551895</text:p>
          </table:table-cell>
          <table:table-cell office:value-type="float" office:value="2.718599043E-015" calcext:value-type="float">
            <text:p>2,72E-015</text:p>
          </table:table-cell>
          <table:table-cell office:value-type="float" office:value="1.775131464" calcext:value-type="float">
            <text:p>1,77513146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85" calcext:value-type="float">
            <text:p>70585</text:p>
          </table:table-cell>
          <table:table-cell office:value-type="float" office:value="52.66446304" calcext:value-type="float">
            <text:p>52,66446304</text:p>
          </table:table-cell>
          <table:table-cell office:value-type="float" office:value="5.405383105E-015" calcext:value-type="float">
            <text:p>5,41E-015</text:p>
          </table:table-cell>
          <table:table-cell office:value-type="float" office:value="1.776935458" calcext:value-type="float">
            <text:p>1,776935458</text:p>
          </table:table-cell>
          <table:table-cell table:style-name="ce3" table:formula="of:=([.E11]-[.E10])/[.E10]" office:value-type="float" office:value="0.00101625937942355" calcext:value-type="float">
            <text:p>0,001016259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900" calcext:value-type="float">
            <text:p>70900</text:p>
          </table:table-cell>
          <table:table-cell office:value-type="float" office:value="52.69586563" calcext:value-type="float">
            <text:p>52,69586563</text:p>
          </table:table-cell>
          <table:table-cell office:value-type="float" office:value="0.00000000000008075645323" calcext:value-type="float">
            <text:p>8,08E-014</text:p>
          </table:table-cell>
          <table:table-cell office:value-type="float" office:value="1.598454714" calcext:value-type="float">
            <text:p>1,59845471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900" calcext:value-type="float">
            <text:p>70900</text:p>
          </table:table-cell>
          <table:table-cell office:value-type="float" office:value="52.86945724" calcext:value-type="float">
            <text:p>52,86945724</text:p>
          </table:table-cell>
          <table:table-cell office:value-type="float" office:value="0.0000000000001028563356" calcext:value-type="float">
            <text:p>1,03E-013</text:p>
          </table:table-cell>
          <table:table-cell office:value-type="float" office:value="1.599603057" calcext:value-type="float">
            <text:p>1,599603057</text:p>
          </table:table-cell>
          <table:table-cell table:formula="of:=([.E13]-[.E12])/[.E12]" office:value-type="float" office:value="0.000718408216349309" calcext:value-type="float">
            <text:p>0,000718408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129" calcext:value-type="float">
            <text:p>71129</text:p>
          </table:table-cell>
          <table:table-cell office:value-type="float" office:value="52.89199448" calcext:value-type="float">
            <text:p>52,89199448</text:p>
          </table:table-cell>
          <table:table-cell office:value-type="float" office:value="0.000000000001096089148" calcext:value-type="float">
            <text:p>1,10E-012</text:p>
          </table:table-cell>
          <table:table-cell office:value-type="float" office:value="1.458635092" calcext:value-type="float">
            <text:p>1,45863509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1129" calcext:value-type="float">
            <text:p>71129</text:p>
          </table:table-cell>
          <table:table-cell office:value-type="float" office:value="53.08395004" calcext:value-type="float">
            <text:p>53,08395004</text:p>
          </table:table-cell>
          <table:table-cell office:value-type="float" office:value="0.0000000000003849171687" calcext:value-type="float">
            <text:p>3,85E-013</text:p>
          </table:table-cell>
          <table:table-cell office:value-type="float" office:value="1.459518671" calcext:value-type="float">
            <text:p>1,459518671</text:p>
          </table:table-cell>
          <table:table-cell table:formula="of:=([.E15]-[.E14])/[.E14]" office:value-type="float" office:value="0.000605757399397693" calcext:value-type="float">
            <text:p>0,000605757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339" calcext:value-type="float">
            <text:p>71339</text:p>
          </table:table-cell>
          <table:table-cell office:value-type="float" office:value="49.72906876" calcext:value-type="float">
            <text:p>49,72906876</text:p>
          </table:table-cell>
          <table:table-cell office:value-type="float" office:value="0.0000000000007858578155" calcext:value-type="float">
            <text:p>7,86E-013</text:p>
          </table:table-cell>
          <table:table-cell office:value-type="float" office:value="1.34250164" calcext:value-type="float">
            <text:p>1,3425016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339" calcext:value-type="float">
            <text:p>71339</text:p>
          </table:table-cell>
          <table:table-cell office:value-type="float" office:value="50.11348343" calcext:value-type="float">
            <text:p>50,11348343</text:p>
          </table:table-cell>
          <table:table-cell office:value-type="float" office:value="0.000000000003492941179" calcext:value-type="float">
            <text:p>3,49E-012</text:p>
          </table:table-cell>
          <table:table-cell office:value-type="float" office:value="1.343193412" calcext:value-type="float">
            <text:p>1,343193412</text:p>
          </table:table-cell>
          <table:table-cell table:formula="of:=([.E17]-[.E16])/[.E16]" office:value-type="float" office:value="0.000515285776485103" calcext:value-type="float">
            <text:p>0,00051528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516" calcext:value-type="float">
            <text:p>71516</text:p>
          </table:table-cell>
          <table:table-cell office:value-type="float" office:value="98.18914795" calcext:value-type="float">
            <text:p>98,18914795</text:p>
          </table:table-cell>
          <table:table-cell office:value-type="float" office:value="0.00000000003649702415" calcext:value-type="float">
            <text:p>3,65E-011</text:p>
          </table:table-cell>
          <table:table-cell office:value-type="float" office:value="1.24584341" calcext:value-type="float">
            <text:p>1,2458434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516" calcext:value-type="float">
            <text:p>71516</text:p>
          </table:table-cell>
          <table:table-cell office:value-type="float" office:value="106.012764" calcext:value-type="float">
            <text:p>106,012764</text:p>
          </table:table-cell>
          <table:table-cell office:value-type="float" office:value="0.0000000001184004977" calcext:value-type="float">
            <text:p>1,18E-010</text:p>
          </table:table-cell>
          <table:table-cell office:value-type="float" office:value="1.247062206" calcext:value-type="float">
            <text:p>1,247062206</text:p>
          </table:table-cell>
          <table:table-cell table:style-name="ce3" table:formula="of:=([.E19]-[.E18])/[.E18]" office:value-type="float" office:value="0.000978289879945729" calcext:value-type="float">
            <text:p>0,00097828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777" calcext:value-type="float">
            <text:p>71777</text:p>
          </table:table-cell>
          <table:table-cell office:value-type="float" office:value="105.8408279" calcext:value-type="float">
            <text:p>105,8408279</text:p>
          </table:table-cell>
          <table:table-cell office:value-type="float" office:value="0.000000001509629421" calcext:value-type="float">
            <text:p>1,51E-009</text:p>
          </table:table-cell>
          <table:table-cell office:value-type="float" office:value="1.162973881" calcext:value-type="float">
            <text:p>1,16297388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777" calcext:value-type="float">
            <text:p>71777</text:p>
          </table:table-cell>
          <table:table-cell office:value-type="float" office:value="106.1503906" calcext:value-type="float">
            <text:p>106,1503906</text:p>
          </table:table-cell>
          <table:table-cell office:value-type="float" office:value="0.0000000001313247844" calcext:value-type="float">
            <text:p>1,31E-010</text:p>
          </table:table-cell>
          <table:table-cell office:value-type="float" office:value="1.1634202" calcext:value-type="float">
            <text:p>1,1634202</text:p>
          </table:table-cell>
          <table:table-cell table:style-name="ce3" table:formula="of:=([.E21]-[.E20])/[.E20]" office:value-type="float" office:value="0.000383773881160722" calcext:value-type="float">
            <text:p>0,000383773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937" calcext:value-type="float">
            <text:p>71937</text:p>
          </table:table-cell>
          <table:table-cell office:value-type="float" office:value="106.1501083" calcext:value-type="float">
            <text:p>106,1501083</text:p>
          </table:table-cell>
          <table:table-cell office:value-type="float" office:value="0.000000001019463514" calcext:value-type="float">
            <text:p>1,02E-009</text:p>
          </table:table-cell>
          <table:table-cell office:value-type="float" office:value="1.090973496" calcext:value-type="float">
            <text:p>1,09097349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45870604674012" calcext:value-type="float">
            <text:p>0,001458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05:29.570851099</dc:date>
    <meta:document-statistic meta:table-count="1" meta:cell-count="121" meta:object-count="0"/>
    <meta:generator>LibreOffice/4.1.4.2$Linux_X86_64 LibreOffice_project/410m0$Build-2</meta:generator>
  </office:meta>
</office:document-meta>
</file>